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5252" officeooo:paragraph-rsid="001291ba"/>
    </style:style>
    <style:style style:name="P2" style:family="paragraph" style:parent-style-name="Standard" style:list-style-name="L1">
      <style:text-properties officeooo:paragraph-rsid="001291ba"/>
    </style:style>
    <style:style style:name="P3" style:family="paragraph" style:parent-style-name="Standard" style:list-style-name="L1">
      <style:text-properties officeooo:rsid="00085252" officeooo:paragraph-rsid="001291ba"/>
    </style:style>
    <style:style style:name="P4" style:family="paragraph" style:parent-style-name="Standard" style:list-style-name="L1">
      <style:text-properties officeooo:rsid="0014817c" officeooo:paragraph-rsid="0014817c"/>
    </style:style>
    <style:style style:name="P5" style:family="paragraph" style:parent-style-name="Standard" style:list-style-name="L1">
      <style:text-properties officeooo:rsid="0016a659" officeooo:paragraph-rsid="0016a659"/>
    </style:style>
    <style:style style:name="P6" style:family="paragraph" style:parent-style-name="Standard" style:list-style-name="L1">
      <style:text-properties officeooo:rsid="0018965b" officeooo:paragraph-rsid="0018965b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16a659"/>
    </style:style>
    <style:style style:name="P9" style:family="paragraph" style:parent-style-name="Text_20_body" style:list-style-name="L1">
      <style:text-properties officeooo:paragraph-rsid="0019b82f"/>
    </style:style>
    <style:style style:name="P10" style:family="paragraph" style:parent-style-name="Text_20_body" style:list-style-name="L1">
      <style:text-properties officeooo:paragraph-rsid="001ac878"/>
    </style:style>
    <style:style style:name="P11" style:family="paragraph" style:parent-style-name="Text_20_body" style:list-style-name="L1">
      <style:text-properties officeooo:paragraph-rsid="001bf45f"/>
    </style:style>
    <style:style style:name="P12" style:family="paragraph" style:parent-style-name="Text_20_body" style:list-style-name="L1">
      <style:text-properties officeooo:rsid="001a277a" officeooo:paragraph-rsid="001a277a"/>
    </style:style>
    <style:style style:name="P13" style:family="paragraph" style:parent-style-name="Text_20_body" style:list-style-name="L1">
      <style:text-properties fo:color="#0c2028" officeooo:paragraph-rsid="001ac878"/>
    </style:style>
    <style:style style:name="P14" style:family="paragraph" style:parent-style-name="Text_20_body" style:list-style-name="L1">
      <style:paragraph-properties fo:margin-top="0in" fo:margin-bottom="0in" style:contextual-spacing="false"/>
    </style:style>
    <style:style style:name="P15" style:family="paragraph" style:parent-style-name="Text_20_body" style:list-style-name="L1">
      <style:paragraph-properties fo:margin-top="0in" fo:margin-bottom="0in" style:contextual-spacing="false"/>
      <style:text-properties officeooo:paragraph-rsid="001bf45f"/>
    </style:style>
    <style:style style:name="T1" style:family="text">
      <style:text-properties officeooo:rsid="0016a659"/>
    </style:style>
    <style:style style:name="T2" style:family="text">
      <style:text-properties officeooo:rsid="001ac878"/>
    </style:style>
    <style:style style:name="T3" style:family="text">
      <style:text-properties fo:font-weight="normal" officeooo:rsid="001ac878" style:font-weight-asian="normal" style:font-weight-complex="normal"/>
    </style:style>
    <style:style style:name="T4" style:family="text">
      <style:text-properties fo:font-weight="normal" officeooo:rsid="001b33fe" style:font-weight-asian="normal" style:font-weight-complex="normal"/>
    </style:style>
    <style:style style:name="T5" style:family="text">
      <style:text-properties fo:font-weight="normal" officeooo:rsid="001bf45f" style:font-weight-asian="normal" style:font-weight-complex="normal"/>
    </style:style>
    <style:style style:name="T6" style:family="text">
      <style:text-properties fo:color="#0c20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Floodlight installation:</text:p>
      <text:list xml:id="list1566886465905373462" text:style-name="L1">
        <text:list-item>
          <text:p text:style-name="P3">Requirements:</text:p>
          <text:list>
            <text:list-item>
              <text:p text:style-name="P3">Install JDK and Ant by running “sudo apt-get install build-essential default-jdk ant python-dev eclipse”</text:p>
            </text:list-item>
          </text:list>
        </text:list-item>
        <text:list-item>
          <text:p text:style-name="P2">git clone git://github.com/floodlight/floodlight.git</text:p>
        </text:list-item>
        <text:list-item>
          <text:p text:style-name="P2">cd floodlight</text:p>
        </text:list-item>
        <text:list-item>
          <text:p text:style-name="P4">ant</text:p>
        </text:list-item>
        <text:list-item>
          <text:p text:style-name="P4">sudo mkdir /var/lib/floodlight</text:p>
        </text:list-item>
        <text:list-item>
          <text:p text:style-name="P4">sudo chmod 777 /var/lib/floodlight</text:p>
        </text:list-item>
        <text:list-item>
          <text:p text:style-name="P4">Running Floodlight:</text:p>
          <text:list>
            <text:list-item>
              <text:p text:style-name="P6">Command prompt:</text:p>
              <text:list>
                <text:list-item>
                  <text:p text:style-name="P4">java -jar target/floodlight.jar</text:p>
                </text:list-item>
              </text:list>
            </text:list-item>
            <text:list-item>
              <text:p text:style-name="P5">ant eclipse:</text:p>
              <text:list>
                <text:list-item>
                  <text:p text:style-name="P8"><text:span text:style-name="T1">Open eclipse and create a new workspace</text:span></text:p>
                </text:list-item>
                <text:list-item>
                  <text:p text:style-name="P8">File -&gt; Import -&gt; General -&gt; Existing Projects into Workspace. Then click "Next".</text:p>
                </text:list-item>
                <text:list-item>
                  <text:p text:style-name="P8">From "Select root directory" click "Browse". Select the parent directory where you placed floodlight earlier.</text:p>
                </text:list-item>
                <text:list-item>
                  <text:p text:style-name="P8">Check the box for "Floodlight". No other Projects should be present and none should be selected.</text:p>
                </text:list-item>
                <text:list-item>
                  <text:p text:style-name="P8">Click Finish</text:p>
                </text:list-item>
                <text:list-item>
                  <text:p text:style-name="P12">Run:</text:p>
                  <text:list>
                    <text:list-item>
                      <text:p text:style-name="P9">Click <text:span text:style-name="Strong_20_Emphasis">Run-&gt;Run Configurations</text:span></text:p>
                    </text:list-item>
                    <text:list-item>
                      <text:p text:style-name="P9">Right Click <text:span text:style-name="Strong_20_Emphasis">Java Application-&gt;New</text:span></text:p>
                    </text:list-item>
                    <text:list-item>
                      <text:p text:style-name="P9">For <text:span text:style-name="Strong_20_Emphasis">Name</text:span> use <text:span text:style-name="Strong_20_Emphasis">FloodlightLaunch</text:span></text:p>
                    </text:list-item>
                    <text:list-item>
                      <text:p text:style-name="P9">For <text:span text:style-name="Strong_20_Emphasis">Project</text:span> use <text:span text:style-name="Strong_20_Emphasis">Floodlight</text:span></text:p>
                    </text:list-item>
                    <text:list-item>
                      <text:p text:style-name="P9">For <text:span text:style-name="Strong_20_Emphasis">Main</text:span> use <text:span text:style-name="Strong_20_Emphasis">net.floodlightcontroller.core.Main</text:span></text:p>
                    </text:list-item>
                    <text:list-item>
                      <text:p text:style-name="P9">Click <text:span text:style-name="Strong_20_Emphasis">Apply</text:span></text:p>
                    </text:list-item>
                  </text:list>
                </text:list-item>
                <text:list-item>
                  <text:p text:style-name="P10"><text:span text:style-name="Strong_20_Emphasis"><text:span text:style-name="T3">write a module: </text:span></text:span><text:span text:style-name="Strong_20_Emphasis"><text:span text:style-name="T4">()</text:span></text:span></text:p>
                  <text:list>
                    <text:list-item>
                      <text:p text:style-name="P13">Expand the "floodlight" item in the Package Explorer and find the "src/main/java" folder.</text:p>
                    </text:list-item>
                    <text:list-item>
                      <text:p text:style-name="P14"><text:span text:style-name="T6">Right-click on the "src/main/java" folder and choose "New/Class".</text:span></text:p>
                    </text:list-item>
                    <text:list-item>
                      <text:p text:style-name="P14"><text:span text:style-name="T6">Enter "net.floodlightcontroller.mactracker" in the "Package" box.</text:span></text:p>
                    </text:list-item>
                    <text:list-item>
                      <text:p text:style-name="P14"><text:span text:style-name="T6">Enter "MACTracker" in the "Name" box.</text:span></text:p>
                    </text:list-item>
                    <text:list-item>
                      <text:p text:style-name="P14"><text:span text:style-name="T6">Next to the "Interfaces" box, choose "Add...".</text:span></text:p>
                    </text:list-item>
                    <text:list-item>
                      <text:p text:style-name="P15"><text:span text:style-name="T6">Add the "IOFMessageListener" and the "IFloodlightModule", click "OK".</text:span></text:p>
                    </text:list-item>
                    <text:list-item>
                      <text:p text:style-name="P7"><text:span text:style-name="T6">Click "Finish" in the dialog.</text:span></text:p>
                    </text:list-item>
                    <text:list-item>
                      <text:p text:style-name="P11"><text:soft-page-break/><text:a xlink:type="simple" xlink:href="http://networkstatic.net/tutorial-to-build-a-floodlight-sdn-openflow-controller-module/"><text:span text:style-name="Strong_20_Emphasis"><text:span text:style-name="T5">http://networkstatic.net/tutorial-to-build-a-floodlight-sdn-openflow-controller-module/</text:span></text:span></text:a><text:span text:style-name="Strong_20_Emphasis"><text:span text:style-name="T5"> (headerextract)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1:16:54.743585473</meta:creation-date>
    <dc:date>2015-11-14T14:10:57.094116421</dc:date>
    <meta:editing-duration>PT1H20M21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206" meta:character-count="1421" meta:non-whitespace-character-count="1280"/>
  </office:meta>
</office:document-meta>
</file>